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1f9e36" officeooo:paragraph-rsid="001f9e36" style:font-size-asian="18pt" style:font-weight-asian="bold" style:font-size-complex="18pt" style:font-weight-complex="bold"/>
    </style:style>
    <style:style style:name="P3" style:family="paragraph" style:parent-style-name="Text_20_body">
      <style:text-properties style:font-name="Liberation Serif" fo:font-size="13pt" style:text-underline-style="solid" style:text-underline-width="auto" style:text-underline-color="font-color" fo:font-weight="bold" officeooo:rsid="001f9e36" officeooo:paragraph-rsid="001f9e36" style:font-size-asian="13pt" style:font-weight-asian="bold" style:font-size-complex="13pt" style:font-weight-complex="bold"/>
    </style:style>
    <style:style style:name="P4" style:family="paragraph" style:parent-style-name="Text_20_body">
      <style:text-properties style:font-name="Liberation Serif" fo:font-size="13pt" style:text-underline-style="solid" style:text-underline-width="auto" style:text-underline-color="font-color" fo:font-weight="bold" officeooo:rsid="00207fbb" officeooo:paragraph-rsid="00207fbb" style:font-size-asian="13pt" style:font-weight-asian="bold" style:font-size-complex="13pt" style:font-weight-complex="bold"/>
    </style:style>
    <style:style style:name="P5" style:family="paragraph" style:parent-style-name="Text_20_body">
      <style:text-properties style:font-name="Liberation Serif" fo:font-size="13pt" style:font-size-asian="13pt" style:font-size-complex="13pt"/>
    </style:style>
    <style:style style:name="P6" style:family="paragraph" style:parent-style-name="Text_20_body">
      <style:text-properties style:font-name="Liberation Serif" fo:font-size="13pt" style:text-underline-style="none" fo:font-weight="normal" officeooo:rsid="00207fbb" officeooo:paragraph-rsid="00207fbb" style:font-size-asian="13pt" style:font-weight-asian="normal" style:font-size-complex="13pt" style:font-weight-complex="normal"/>
    </style:style>
    <style:style style:name="P7" style:family="paragraph" style:parent-style-name="Text_20_body">
      <style:paragraph-properties fo:margin-top="0cm" fo:margin-bottom="0.25cm" style:contextual-spacing="true" fo:background-color="transparent">
        <style:background-image/>
      </style:paragraph-properties>
      <style:text-properties style:font-name="Liberation Serif" fo:font-size="13pt" fo:font-weight="bold" officeooo:rsid="0021ad48" officeooo:paragraph-rsid="0022bda3" style:font-size-asian="13pt" style:font-weight-asian="bold" style:font-size-complex="13pt" style:font-weight-complex="bold"/>
    </style:style>
    <style:style style:name="P8" style:family="paragraph" style:parent-style-name="Text_20_body">
      <style:paragraph-properties fo:margin-top="0cm" fo:margin-bottom="0.25cm" style:contextual-spacing="true" fo:background-color="transparent">
        <style:background-image/>
      </style:paragraph-properties>
      <style:text-properties style:font-name="Liberation Serif" fo:font-size="13pt" fo:font-weight="bold" officeooo:rsid="00229b62" officeooo:paragraph-rsid="00229b62" style:font-size-asian="13pt" style:font-weight-asian="bold" style:font-size-complex="13pt" style:font-weight-complex="bold"/>
    </style:style>
    <style:style style:name="P9" style:family="paragraph" style:parent-style-name="Text_20_body">
      <style:paragraph-properties fo:margin-top="0cm" fo:margin-bottom="0.25cm" style:contextual-spacing="true" fo:background-color="transparent">
        <style:background-image/>
      </style:paragraph-properties>
      <style:text-properties style:font-name="Liberation Serif" fo:font-size="13pt" officeooo:paragraph-rsid="0022bda3" style:font-size-asian="13pt" style:font-size-complex="13pt"/>
    </style:style>
    <style:style style:name="P10" style:family="paragraph" style:parent-style-name="Text_20_body">
      <style:paragraph-properties fo:margin-top="0cm" fo:margin-bottom="0.25cm" style:contextual-spacing="true" fo:background-color="transparent">
        <style:background-image/>
      </style:paragraph-properties>
      <style:text-properties style:font-name="Liberation Serif" fo:font-size="13pt" officeooo:rsid="0022bda3" officeooo:paragraph-rsid="0022bda3"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1ad48" style:font-weight-asian="bold" style:font-weight-complex="bold"/>
    </style:style>
    <style:style style:name="T4" style:family="text">
      <style:text-properties fo:font-weight="bold" officeooo:rsid="0022bda3" style:font-weight-asian="bold" style:font-weight-complex="bold"/>
    </style:style>
    <style:style style:name="T5" style:family="text">
      <style:text-properties fo:font-style="italic"/>
    </style:style>
    <style:style style:name="T6" style:family="text">
      <style:text-properties officeooo:rsid="0021ad48"/>
    </style:style>
    <style:style style:name="T7" style:family="text">
      <style:text-properties fo:font-weight="normal" style:font-weight-asian="normal" style:font-weight-complex="normal"/>
    </style:style>
    <style:style style:name="T8" style:family="text">
      <style:text-properties fo:color="#000000" fo:background-color="transparent" loext:char-shading-value="0"/>
    </style:style>
    <style:style style:name="T9" style:family="text">
      <style:text-properties fo:color="#000000" style:font-name="Arial" fo:font-size="11pt" fo:language="fr" fo:country="FR"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color="#000000" style:font-name="Arial" fo:font-size="11pt" fo:language="fr" fo:country="FR" fo:font-style="normal" style:text-underline-style="none" fo:font-weight="normal" officeooo:rsid="0025a1a1"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color="#000000" style:font-name="Arial" fo:font-size="11pt" fo:language="fr" fo:country="FR" fo:font-style="normal" style:text-underline-style="none" fo:background-color="transparent" loext:char-shading-value="0" style:font-size-asian="11pt" style:font-style-asian="normal" style:font-size-complex="11pt" style:font-style-complex="normal"/>
    </style:style>
    <style:style style:name="T12" style:family="text">
      <style:text-properties fo:color="#000000" fo:font-weight="normal" officeooo:rsid="0022bda3" fo:background-color="transparent" loext:char-shading-value="0" style:font-weight-asian="normal" style:font-weight-complex="normal"/>
    </style:style>
    <style:style style:name="T13" style:family="text">
      <style:text-properties fo:color="#000000" fo:font-weight="bold" officeooo:rsid="0021ad48" fo:background-color="transparent" loext:char-shading-value="0" style:font-weight-asian="bold" style:font-weight-complex="bold"/>
    </style:style>
    <style:style style:name="T14" style:family="text">
      <style:text-properties fo:color="#000000" fo:font-weight="bold" officeooo:rsid="0022bda3" fo:background-color="transparent" loext:char-shading-value="0" style:font-weight-asian="bold" style:font-weight-complex="bold"/>
    </style:style>
    <style:style style:name="T15" style:family="text">
      <style:text-properties fo:color="#000000" fo:font-size="11pt" fo:language="fr" fo:country="FR"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color="#000000" fo:font-size="11pt" fo:language="fr" fo:country="FR" fo:font-style="normal" style:text-underline-style="none" fo:font-weight="normal" officeooo:rsid="0025a1a1"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color="#000000" fo:font-size="11pt" fo:language="fr" fo:country="FR" fo:font-style="normal" style:text-underline-style="none" fo:background-color="transparent" loext:char-shading-value="0" style:font-size-asian="11pt" style:font-style-asian="normal" style:font-size-complex="11pt" style:font-style-complex="normal"/>
    </style:style>
    <style:style style:name="T18" style:family="text">
      <style:text-properties fo:color="#000000" fo:language="fr" fo:country="FR" fo:font-style="normal" style:text-underline-style="none" fo:font-weight="normal" fo:background-color="transparent" loext:char-shading-value="0" style:font-style-asian="normal" style:font-weight-asian="normal" style:font-style-complex="normal" style:font-weight-complex="normal"/>
    </style:style>
    <style:style style:name="T19" style:family="text">
      <style:text-properties fo:color="#000000" fo:language="fr" fo:country="FR" fo:font-style="normal" style:text-underline-style="none" fo:font-weight="normal" officeooo:rsid="0025a1a1" fo:background-color="transparent" loext:char-shading-value="0" style:font-style-asian="normal" style:font-weight-asian="normal" style:font-style-complex="normal" style:font-weight-complex="normal"/>
    </style:style>
    <style:style style:name="T20" style:family="text">
      <style:text-properties fo:color="#000000" fo:language="fr" fo:country="FR" fo:font-style="normal" style:text-underline-style="none" fo:background-color="transparent" loext:char-shading-value="0" style:font-style-asian="normal" style:font-style-complex="normal"/>
    </style:style>
    <style:style style:name="T21" style:family="text">
      <style:text-properties officeooo:rsid="0022bda3"/>
    </style:style>
    <style:style style:name="T22" style:family="text">
      <style:text-properties style:font-name="Liberation Serif"/>
    </style:style>
    <style:style style:name="T23" style:family="text">
      <style:text-properties style:font-name="Liberation Serif" fo:font-weight="bold"/>
    </style:style>
    <style:style style:name="T24" style:family="text">
      <style:text-properties style:font-name="Liberation Serif" fo:font-size="13pt" fo:font-weight="bold" style:font-size-asian="13pt" style:font-size-complex="13pt"/>
    </style:style>
    <style:style style:name="T25" style:family="text">
      <style:text-properties style:font-name="Liberation Serif"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Les technologies</text:p>
      <text:p text:style-name="Text_20_body"/>
      <text:p text:style-name="P3">Langage utilisé :</text:p>
      <text:p text:style-name="P7">Coté client :<text:span text:style-name="T8"> </text:span></text:p>
      <text:p text:style-name="P7"><text:span text:style-name="T18">Le langage choisi sera le </text:span><text:span text:style-name="T20">Java,</text:span><text:span text:style-name="T18"> pour sa compatibilité avec l'OS des smartphone</text:span><text:span text:style-name="T19">s </text:span><text:span text:style-name="T18">Android, qui est largement répandu.</text:span></text:p>
      <text:p text:style-name="P8"><text:span text:style-name="T18">C'est un langage puissant et maitrisé par notre équipe de dévelopement. Ce choix est cohérent <text:s/>avec l'objectif de ce projet. </text:span></text:p>
      <text:p text:style-name="P5"/>
      <text:p text:style-name="P9"><text:span text:style-name="T3">Coté </text:span><text:span text:style-name="T4">serveur</text:span><text:span text:style-name="T3"> :</text:span><text:span text:style-name="T13"> </text:span></text:p>
      <text:p text:style-name="P9"><text:span text:style-name="T12">Le serveur sera codé avec </text:span><text:span text:style-name="T14">Python</text:span><text:span text:style-name="T12">. En effet, ce langage génère </text:span><text:span text:style-name="T7">u</text:span>n code propre, lisible et qui ne peut être sujet à de multiples interpretation.<text:line-break/><text:span text:style-name="T21">L</text:span>e temps de codage <text:span text:style-name="T21">est</text:span> <text:span text:style-name="T21">vraiment accrue comparé aux autres langages, en effet, </text:span>le nombre de bibliothèques incluses <text:span text:style-name="T21">ou téléchargeables est impressionnant et facilite grandement la proggramtion.</text:span><text:line-break/><text:span text:style-name="T21">Sa facilité d'utilisation est idéal pour ce genre de projet.</text:span></text:p>
      <text:p text:style-name="P9"/>
      <text:p text:style-name="P10">La base <text:s/>de donnée est programmé avec <text:span text:style-name="T2">MySql</text:span>. Pourquoi MySQL ? C'est la base de données open source la plus répandue au monde, elle est facile d’utilisation, le coût d’exploitation est faible, elle offre de bonnes performances et possède une véritable communauté de développeurs pouvant répondre et aider en cas de soucis quelconque.</text:p>
      <text:p text:style-name="P5"/>
      <text:p text:style-name="P4">Outil<text:span text:style-name="T6">s</text:span> utilisé<text:span text:style-name="T6">s </text:span>: </text:p>
      <text:p text:style-name="P6"><text:span text:style-name="T2">Eclipse</text:span> est un IDE, <text:span text:style-name="T5">Integrated Development Environment</text:span> (EDI environnement de développement intégré en français), c'est-à-dire un logiciel qui simplifie la programmation en proposant un certain nombre de raccourcis et d'aide à la programmation. C'est l'outil idéal pour mener un bien la réalisation d'un logiciel informatique (ici en Java). Il possède de nombreuses fonctionnalités et plugins permettant de générer un code perfomant, fonctionne, clair et efficace.</text:p>
      <text:p text:style-name="P6"/>
      <text:p text:style-name="Text_20_body"><text:span text:style-name="T24">Android Studio</text:span><text:span text:style-name="T25"> est un </text:span><text:a xlink:type="simple" xlink:href="http://fr.wikipedia.org/wiki/Environnement_de_développement"><text:span text:style-name="T25">environnement de développement</text:span></text:a><text:span text:style-name="T25"> pour développer des applications </text:span><text:a xlink:type="simple" xlink:href="http://fr.wikipedia.org/wiki/Android"><text:span text:style-name="T25">Android</text:span></text:a><text:span text:style-name="T25">. Il est basé sur </text:span><text:a xlink:type="simple" xlink:href="http://fr.wikipedia.org/wiki/IntelliJ_IDEA"><text:span text:style-name="T25">IntelliJ IDEA</text:span></text:a><text:span text:style-name="T25">, bien que Google ait jusque là proposé ses outils de développement pour Android sous la forme d'extensions pour l'environnement </text:span><text:a xlink:type="simple" xlink:href="http://fr.wikipedia.org/wiki/Eclipse_%28projet%29"><text:span text:style-name="T25">Eclipse</text:span></text:a><text:span text:style-name="T25">.</text:span></text:p>
      <text:p text:style-name="P5">Android Studio propose entre autres des outils pour gérer le développement d'applications multilingues et permet de visualiser la mise en page des écrans sur des écrans de résolutions <text:soft-page-break/>variées simultanément.</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 </meta:initial-creator>
    <meta:creation-date>2014-09-29T21:32:53.635557198</meta:creation-date>
    <dc:date>2014-09-29T22:29:07.967486575</dc:date>
    <dc:creator>Acer </dc:creator>
    <meta:editing-duration>PT37M9S</meta:editing-duration>
    <meta:editing-cycles>11</meta:editing-cycles>
    <meta:generator>LibreOffice/4.2.6.3$Linux_X86_64 LibreOffice_project/420m0$Build-3</meta:generator>
    <meta:document-statistic meta:table-count="0" meta:image-count="0" meta:object-count="0" meta:page-count="2" meta:paragraph-count="12" meta:word-count="300" meta:character-count="1977" meta:non-whitespace-character-count="1683"/>
  </office:meta>
</office:document-meta>
</file>